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отрібно створити сайт.</text:p>
      <text:p text:style-name="P1">Задача сайту дати можливість користувачу вести облік своїх книжок.</text:p>
      <text:p text:style-name="P1">Книга має відноситись до якогось типу і має мати певний перелік своїх характеристик(довільних).</text:p>
      <text:p text:style-name="P1"/>
      <text:p text:style-name="P1">На сторінці повинен бути функціонал який дасть змогу користувачу:</text:p>
      <text:p text:style-name="P1">1. Переглядати список всіх книжок;</text:p>
      <text:p text:style-name="P1">2. Добавляти книгу;</text:p>
      <text:p text:style-name="P1">3. Видаляти книгу.</text:p>
      <text:p text:style-name="P1"/>
      <text:p text:style-name="P1">Для реалізації цієї задачі потрібно використати наступні технології:</text:p>
      <text:p text:style-name="P1">1. <text:span text:style-name="T2">PHP</text:span></text:p>
      <text:p text:style-name="P1">2. JQuery</text:p>
      <text:p text:style-name="P1"><text:span text:style-name="T2">3</text:span>. Bootstrap</text:p>
      <text:p text:style-name="P1"/>
      <text:p text:style-name="P1">Дані можуть зберігатись в <text:span text:style-name="T3">базі данних</text:span><text:span text:style-name="T2"> (MySQL etc.)</text:span>.</text:p>
      <text:p text:style-name="P1"/>
      <text:p text:style-name="P1">Виконане завдання можна надати посилання на репозиторій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uk" fo:country="UA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uk" fo:country="UA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74" meta:character-count="522"/>
    <dc:date>2017-10-13T11:41:20.17</dc:date>
    <meta:generator>OpenOffice/4.1.3$Win32 OpenOffice.org_project/413m1$Build-9783</meta:generator>
  </office:meta>
</office:document-meta>
</file>